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1" svg:font-family="'Times New Roman'"/>
    <style:font-face style:name="Andale Sans UI1" svg:font-family="'Andale Sans UI'" style:font-family-generic="roman" style:font-pitch="variable"/>
    <style:font-face style:name="Dutch" svg:font-family="Dutch, 'Times New Roman'"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size="10pt" fo:language="he" fo:country="IL" style:font-size-asian="10pt" style:language-asian="zxx" style:country-asian="none"/>
    </style:style>
    <style:style style:name="P7" style:family="paragraph" style:parent-style-name="Standard">
      <style:text-properties fo:font-size="10pt" fo:language="he" fo:country="IL" fo:font-style="italic" style:font-size-asian="10pt" style:language-asian="zxx" style:country-asian="none" style:font-style-asian="italic" style:font-style-complex="italic"/>
    </style:style>
    <style:style style:name="P8" style:family="paragraph" style:parent-style-name="Standard">
      <style:text-properties fo:font-size="10pt" style:font-size-asian="10pt"/>
    </style:style>
    <style:style style:name="P9" style:family="paragraph" style:parent-style-name="Standard">
      <style:text-properties fo:font-size="10pt" fo:font-weight="bold" style:font-size-asian="10pt" style:font-weight-asian="bold" style:font-weight-complex="bold"/>
    </style:style>
    <style:style style:name="P1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1" style:family="paragraph" style:parent-style-name="Standard">
      <style:paragraph-properties fo:text-align="center" style:justify-single-word="false"/>
      <style:text-properties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3"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Standard">
      <style:text-properties fo:font-size="9pt" style:font-size-asian="9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use-window-font-color="true" style:font-name="Times New Roman" fo:font-size="12pt" style:font-size-asian="12pt" style:font-size-complex="12pt"/>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font-style-asian="normal" style:font-style-complex="normal"/>
    </style:style>
    <style:style style:name="P23"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ize="11pt" fo:font-style="italic"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size="16pt" style:font-size-asian="16pt" style:font-size-complex="16pt"/>
    </style:style>
    <style:style style:name="P2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0" style:family="paragraph" style:parent-style-name="Standard">
      <style:paragraph-properties fo:text-align="start" style:justify-single-word="false">
        <style:tab-stops>
          <style:tab-stop style:position="2in"/>
        </style:tab-stops>
      </style:paragraph-properties>
      <style:text-properties style:font-name="Times New Roman"/>
    </style:style>
    <style:style style:name="P31" style:family="paragraph" style:parent-style-name="Standard">
      <style:paragraph-properties fo:text-align="center"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1252in" fo:margin-right="-0.1252in" fo:text-indent="0in" style:auto-text-indent="false"/>
      <style:text-properties fo:font-size="10pt" style:font-size-asian="10pt"/>
    </style:style>
    <style:style style:name="P33" style:family="paragraph" style:parent-style-name="Standard">
      <style:paragraph-properties fo:margin-left="-0.1252in" fo:margin-right="-0.1252in" fo:text-indent="0in" style:auto-text-indent="false"/>
      <style:text-properties fo:font-size="10pt" fo:language="zxx" fo:country="none" style:font-size-asian="10pt" style:language-asian="zxx" style:country-asian="none"/>
    </style:style>
    <style:style style:name="P34" style:family="paragraph" style:parent-style-name="Footnote">
      <style:text-properties fo:language="he" fo:country="IL" style:language-asian="zxx" style:country-asian="none"/>
    </style:style>
    <style:style style:name="P35" style:family="paragraph" style:parent-style-name="Header">
      <style:paragraph-properties>
        <style:tab-stops/>
      </style:paragraph-properties>
      <style:text-properties fo:font-size="10pt" fo:language="he" fo:country="IL" style:font-size-asian="10pt" style:language-asian="zxx" style:country-asian="none" style:font-size-complex="10pt"/>
    </style:style>
    <style:style style:name="P36" style:family="paragraph" style:parent-style-name="Standard">
      <style:paragraph-properties fo:margin-left="0in" fo:margin-right="0in" fo:text-indent="0in" style:auto-text-indent="false"/>
      <style:text-properties fo:font-style="normal" style:font-style-asian="normal" style:font-style-complex="normal"/>
    </style:style>
    <style:style style:name="P37" style:family="paragraph" style:parent-style-name="Standard">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style:text-properties fo:font-style="normal" fo:font-weight="normal" style:font-style-asian="normal" style:font-weight-asian="normal" style:font-style-complex="normal" style:font-weight-complex="normal"/>
    </style:style>
    <style:style style:name="P39" style:family="paragraph" style:parent-style-name="Standard">
      <style:paragraph-properties fo:margin-left="0in" fo:margin-right="0in" fo:text-align="justify" style:justify-single-word="false" fo:text-indent="0in" style:auto-text-indent="false"/>
    </style:style>
    <style:style style:name="P40" style:family="paragraph" style:parent-style-name="Standard">
      <style:paragraph-properties fo:margin-left="0in" fo:margin-right="0in" fo:text-align="justify" style:justify-single-word="false" fo:text-indent="0.25in" style:auto-text-indent="false"/>
      <style:text-properties fo:font-style="normal" fo:font-weight="normal" style:font-style-asian="normal" style:font-weight-asian="normal" style:font-style-complex="normal" style:font-weight-complex="normal"/>
    </style:style>
    <style:style style:name="P41" style:family="paragraph" style:parent-style-name="Frame_20_contents">
      <style:paragraph-properties fo:text-align="start" style:justify-single-word="false"/>
      <style:text-properties fo:font-weight="bold" style:font-weight-asian="bold" style:font-weight-complex="bold"/>
    </style:style>
    <style:style style:name="P42" style:family="paragraph" style:parent-style-name="Frame_20_contents">
      <style:paragraph-properties fo:text-align="start" style:justify-single-word="false"/>
      <style:text-properties fo:font-weight="normal" style:font-weight-asian="normal" style:font-weight-complex="normal"/>
    </style:style>
    <style:style style:name="P43" style:family="paragraph" style:parent-style-name="Standard">
      <style:paragraph-properties fo:margin-left="0.5in" fo:margin-right="0.5in" fo:text-indent="0in" style:auto-text-indent="false"/>
      <style:text-properties fo:font-size="10pt" style:font-size-asian="10pt"/>
    </style:style>
    <style:style style:name="P44" style:family="paragraph" style:parent-style-name="Heading_20_6">
      <style:text-properties fo:font-size="10pt" style:font-size-asian="10pt" style:font-size-complex="10pt"/>
    </style:style>
    <style:style style:name="P45" style:family="paragraph" style:parent-style-name="Heading_20_1">
      <style:text-properties fo:font-weight="bold" style:font-weight-asian="bold" style:font-weight-complex="bold"/>
    </style:style>
    <style:style style:name="P46" style:family="paragraph" style:parent-style-name="Standard" style:list-style-name="L1">
      <style:text-properties fo:font-weight="bold" style:font-weight-asian="bold" style:font-weight-complex="bold"/>
    </style:style>
    <style:style style:name="P47" style:family="paragraph">
      <style:paragraph-properties fo:text-align="center" style:writing-mode="lr-tb"/>
    </style:style>
    <style:style style:name="P48" style:family="paragraph">
      <style:paragraph-properties style:writing-mode="lr-tb"/>
    </style:style>
    <style:style style:name="P49" style:family="paragraph">
      <style:paragraph-properties style:writing-mode="lr-tb"/>
      <style:text-properties fo:font-weight="bold" style:font-weight-asian="bold" style:font-weight-complex="bold"/>
    </style:style>
    <style:style style:name="P50" style:family="paragraph">
      <style:paragraph-properties fo:text-align="center" style:writing-mode="lr-tb"/>
      <style:text-properties fo:font-size="12pt"/>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size-complex="12pt"/>
    </style:style>
    <style:style style:name="T4" style:family="text">
      <style:text-properties fo:font-variant="normal" fo:text-transform="none" fo:color="#000000" style:text-line-through-style="none" style:font-name="Times New Roman" fo:font-size="12pt" fo:letter-spacing="normal" fo:font-style="italic" style:text-underline-style="none" fo:font-weight="normal" style:text-blinking="false" style:font-size-asian="12pt" style:font-size-complex="12pt"/>
    </style:style>
    <style:style style:name="T5" style:family="text">
      <style:text-properties fo:font-variant="normal" fo:text-transform="none" fo:color="#000000" style:font-name="Times New Roman1" fo:letter-spacing="normal"/>
    </style:style>
    <style:style style:name="T6"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ize="12pt" style:font-size-asian="12pt"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color="#000000" style:text-line-through-style="none" style:font-name="Times New Roman" fo:font-size="12pt" fo:font-style="normal" style:text-underline-style="none" fo:font-weight="normal" style:text-blinking="false" style:font-size-asian="12pt" style:font-style-asian="normal" style:font-weight-asian="normal" style:font-size-complex="12pt" style:font-style-complex="normal" style:font-weight-complex="normal"/>
    </style:style>
    <style:style style:name="T16" style:family="text">
      <style:text-properties style:use-window-font-color="true" style:font-name="Times New Roman" fo:font-size="12pt" style:font-size-asian="12pt" style:font-size-complex="12pt"/>
    </style:style>
    <style:style style:name="T17" style:family="text">
      <style:text-properties style:use-window-font-color="true" style:font-name="Times New Roman" fo:font-size="12pt" fo:font-weight="normal" style:font-size-asian="12pt" style:font-weight-asian="normal" style:font-size-complex="12pt" style:font-weight-complex="normal"/>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use-window-font-color="true" style:font-name="Times New Roman" fo:font-size="9pt" fo:language="en" fo:country="US" fo:font-style="italic" fo:font-weight="bold" style:font-name-asian="Times New Roman" style:font-size-asian="9pt" style:font-style-asian="italic" style:font-weight-asian="bold" style:font-name-complex="Times New Roman" style:font-size-complex="11pt" style:language-complex="he" style:country-complex="IL" style:font-style-complex="italic" style:font-weight-complex="bold"/>
    </style:style>
    <style:style style:name="T23" style:family="text">
      <style:text-properties style:use-window-font-color="true" style:font-name="Times New Roman" fo:font-size="9pt" fo:language="en" fo:country="US" fo:font-style="italic" fo:font-weight="bold" style:font-name-asian="Times New Roman" style:font-size-asian="9pt" style:font-style-asian="italic" style:font-weight-asian="bold" style:font-name-complex="Times New Roman" style:font-size-complex="10pt" style:language-complex="he" style:country-complex="IL" style:font-style-complex="italic" style:font-weight-complex="bold"/>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0071in solid #000000">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0c0c0" style:background-transparency="0%" fo:padding-left="0.1102in" fo:padding-right="0.1102in" fo:padding-top="0.0602in" fo:padding-bottom="0.0602in" fo:border="none">
        <style:background-image/>
      </style:graphic-properties>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4" style:family="graphic" style:parent-style-name="Frame">
      <style:graphic-properties style:vertical-pos="from-top" style:vertical-rel="paragraph" style:horizontal-pos="from-left" style:horizontal-rel="paragraph" fo:background-color="#dddddd" style:background-transparency="0%" fo:padding="0.0201in" fo:border="0.0008in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padding="0.0201in" fo:border="0.0138in solid #000000" style:shadow="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svg:stroke-linecap="square" draw:fill="solid" draw:fill-color="#c0c0c0" draw:textarea-horizontal-align="justify" draw:textarea-vertical-align="top" draw:auto-grow-height="false" draw:auto-grow-width="false"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svg:stroke-linecap="square" draw:fill="solid" draw:fill-color="#c0c0c0" draw:textarea-horizontal-align="justify" draw:textarea-vertical-align="top" draw:auto-grow-height="false" draw:auto-grow-width="false" fo:padding-top="0.05in" fo:padding-bottom="0.05in" fo:padding-left="0.1in" fo:padding-right="0.1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width="0.1756in" draw:marker-end="msArrowEnd_20_5" draw:marker-end-width="0.1154in" draw:marker-end-center="false" draw:stroke-linejoin="miter" svg:stroke-linecap="square" draw:fill="none" draw:fill-color="#ffffff" draw:textarea-horizontal-align="left" draw:textarea-vertical-align="top" draw:auto-grow-height="false" fo:padding-top="0.0953in" fo:padding-bottom="0.0953in" fo:padding-left="0.1783in" fo:padding-right="0.1783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width="0.0201in" svg:stroke-color="#111111" draw:marker-start-width="0.1752in" draw:marker-end="msArrowEnd_20_5" draw:marker-end-width="0.1154in" draw:marker-end-center="false" svg:stroke-opacity="40%" draw:stroke-linejoin="miter" svg:stroke-linecap="square" draw:fill="none" draw:fill-color="#ffffff" draw:textarea-horizontal-align="left" draw:textarea-vertical-align="top" draw:auto-grow-height="false" fo:padding-top="0.0953in" fo:padding-bottom="0.0953in" fo:padding-left="0.1783in" fo:padding-right="0.1783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0000" draw:marker-start-width="0.1854in" draw:marker-end="msArrowEnd_20_5" draw:marker-end-width="0.1055in" draw:marker-end-center="false" draw:stroke-linejoin="miter" svg:stroke-linecap="square" draw:fill="none" draw:fill-color="#ffffff" draw:textarea-horizontal-align="left" draw:textarea-vertical-align="top" draw:auto-grow-height="false" fo:padding-top="0.0953in" fo:padding-bottom="0.0953in" fo:padding-left="0.1783in" fo:padding-right="0.1783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_20__28_var_29_" svg:stroke-width="0.0201in" svg:stroke-color="#111111" draw:marker-start-width="0.1756in" draw:marker-end="msArrowEnd_20_5" draw:marker-end-width="0.1154in" draw:marker-end-center="false" svg:stroke-opacity="40%" draw:stroke-linejoin="miter" svg:stroke-linecap="square" draw:fill="none" draw:fill-color="#ffffff" draw:textarea-horizontal-align="left" draw:textarea-vertical-align="top" draw:auto-grow-height="false" fo:padding-top="0.0953in" fo:padding-bottom="0.0953in" fo:padding-left="0.1783in" fo:padding-right="0.1783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Fine_20_Dashed_20__28_var_29_" svg:stroke-width="0.0201in" svg:stroke-color="#000000" draw:marker-start-width="0.1756in" draw:marker-end-width="0.1756in" svg:stroke-opacity="40%" draw:stroke-linejoin="miter" svg:stroke-linecap="square" draw:fill="none" draw:fill-color="#ffffff" draw:textarea-horizontal-align="left" draw:textarea-vertical-align="top" draw:auto-grow-height="false" fo:padding-top="0.0953in" fo:padding-bottom="0.0953in" fo:padding-left="0.1783in" fo:padding-right="0.1783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01in" svg:stroke-color="#111111" draw:marker-start-width="0.1756in" draw:marker-end="msArrowEnd_20_5" draw:marker-end-width="0.1154in" draw:marker-end-center="false" svg:stroke-opacity="40%" draw:stroke-linejoin="miter" svg:stroke-linecap="square" draw:fill="none" draw:fill-color="#ffffff" draw:textarea-horizontal-align="left" draw:textarea-vertical-align="top" draw:auto-grow-height="false" fo:padding-top="0.0953in" fo:padding-bottom="0.0953in" fo:padding-left="0.1783in" fo:padding-right="0.1783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heory of Uninventing</text:p>
      <text:p text:style-name="P1"/>
      <text:p text:style-name="P3">Andrew Gleibman</text:p>
      <text:p text:style-name="P10"/>
      <text:p text:style-name="P31">Sampletalk Research</text:p>
      <text:p text:style-name="P31"><text:span text:style-name="T5">sampletalk (at) gmail . com</text:span> </text:p>
      <text:p text:style-name="P11"/>
      <text:p text:style-name="P1"/>
      <text:p text:style-name="P3"/>
      <text:p text:style-name="P5">Abstract</text:p>
      <text:p text:style-name="P1"/>
      <text:p text:style-name="P24">In this paper, the overuse of several popular mathematical formalisms is analyzed in view of algorithm design. We investigate situations where simplification, generalization, or even entire elimination (uninvention) of some formalism may lead to a more natural, more transparent, and more efficient algorithm design. </text:p>
      <text:p text:style-name="P25"/>
      <text:p text:style-name="P19"/>
      <text:p text:style-name="P26">1. Introduction: Uninventing a Logical Predicate</text:p>
      <text:list xml:id="list8349155615741123335" text:style-name="L1">
        <text:list-header>
          <text:p text:style-name="P46"/>
        </text:list-header>
      </text:list>
      <text:p text:style-name="Standard">Consider the following classical scheme of a logic program:</text:p>
      <text:p text:style-name="Standard"/>
      <text:p text:style-name="Text"><text:tab/><draw:frame draw:style-name="fr1" draw:name="Frame1" text:anchor-type="char" svg:x="0.6228in" svg:y="0.0634in" svg:width="0.6457in" svg:height="0.2709in" draw:z-index="8"><draw:text-box><text:p text:style-name="P12">Goal</text:p></draw:text-box></draw:frame></text:p>
      <text:p text:style-name="P34"><draw:line text:anchor-type="char" draw:z-index="0" draw:style-name="gr1" draw:text-style-name="P47" svg:x1="0in" svg:y1="0.039in" svg:x2="0in" svg:y2="3.7571in"><text:p/></draw:line><draw:line text:anchor-type="char" draw:z-index="17" draw:style-name="gr1" draw:text-style-name="P47" svg:x1="0.0083in" svg:y1="0.039in" svg:x2="0.6335in" svg:y2="0.039in"><text:p/></draw:line></text:p>
      <text:p text:style-name="P6"><draw:custom-shape text:anchor-type="char" draw:z-index="2" draw:style-name="gr2" draw:text-style-name="P49" svg:width="5.2941in" svg:height="2.8386in" svg:x="0.1689in" svg:y="0.1016in"><text:p text:style-name="P48"><text:span text:style-name="T22"><text:s text:c="42"/></text:span><text:span text:style-name="T23">Program clause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
      <text:p text:style-name="P6"><draw:frame draw:style-name="fr2" draw:name="Frame3" text:anchor-type="char" svg:x="3.311in" svg:y="0.1465in" svg:width="0.8043in" svg:height="1.4244in" draw:z-index="3"><draw:text-box><text:p text:style-name="P2"><text:s/>, <text:s text:c="3"/>...</text:p><text:p text:style-name="P2"/><text:p text:style-name="P2"><text:s/>, <text:s text:c="3"/>...</text:p><text:p text:style-name="P2"/><text:p text:style-name="P2"/><text:p text:style-name="P2"><text:s/>, <text:s text:c="3"/>...</text:p></draw:text-box></draw:frame><draw:frame draw:style-name="fr2" draw:name="Frame4" text:anchor-type="char" svg:x="2.2583in" svg:y="0.1535in" svg:width="0.25in" svg:height="1.4063in" draw:z-index="4"><draw:text-box><text:p text:style-name="P2">,</text:p><text:p text:style-name="P2"/><text:p text:style-name="P2">,</text:p><text:p text:style-name="P2"/><text:p text:style-name="P2"/><text:p text:style-name="P2">,</text:p></draw:text-box></draw:frame></text:p>
      <text:p text:style-name="P7"><draw:frame draw:style-name="fr1" draw:name="Frame6" text:anchor-type="char" svg:x="2.5646in" svg:y="0.0146in" svg:width="0.6957in" svg:height="0.2709in" draw:z-index="7"><draw:text-box><text:p text:style-name="P12">Subgoal</text:p></draw:text-box></draw:frame><draw:frame draw:style-name="fr1" draw:name="Frame5" text:anchor-type="char" svg:x="1.4173in" svg:y="0.0063in" svg:width="0.7043in" svg:height="0.2709in" draw:z-index="27"><draw:text-box><text:p text:style-name="P12">Subgoal</text:p></draw:text-box></draw:frame><draw:frame draw:style-name="fr1" draw:name="Frame25" text:anchor-type="char" svg:x="3.9354in" svg:y="0.0354in" svg:width="0.6874in" svg:height="0.2709in" draw:z-index="28"><draw:text-box><text:p text:style-name="P12">Subgoal</text:p></draw:text-box></draw:frame><draw:frame draw:style-name="fr2" draw:name="Frame2" text:anchor-type="char" svg:x="1.0744in" svg:y="0.0071in" svg:width="0.3409in" svg:height="1.4181in" draw:z-index="50"><draw:text-box><text:p text:style-name="P2">:-</text:p><text:p text:style-name="P2"/><text:p text:style-name="P2">:-</text:p><text:p text:style-name="P2"/><text:p text:style-name="P2"/><text:p text:style-name="P2">:-</text:p></draw:text-box></draw:frame></text:p>
      <text:p text:style-name="P32"/>
      <text:p text:style-name="P6"><draw:frame draw:style-name="fr1" draw:name="Frame8" text:anchor-type="char" svg:x="2.5783in" svg:y="0.0728in" svg:width="0.6874in" svg:height="0.2709in" draw:z-index="9"><draw:text-box><text:p text:style-name="P12">Subgoal</text:p></draw:text-box></draw:frame><draw:frame draw:style-name="fr1" draw:name="Frame7" text:anchor-type="char" svg:x="1.4362in" svg:y="0.0618in" svg:width="0.6874in" svg:height="0.2709in" draw:z-index="25"><draw:text-box><text:p text:style-name="P12">Subgoal</text:p></draw:text-box></draw:frame><draw:frame draw:style-name="fr1" draw:name="Frame26" text:anchor-type="char" svg:x="3.9366in" svg:y="0.1035in" svg:width="0.6874in" svg:height="0.2709in" draw:z-index="29"><draw:text-box><text:p text:style-name="P12">Subgoal</text:p></draw:text-box></draw:frame><draw:frame draw:style-name="fr1" draw:name="Frame9" text:anchor-type="char" svg:x="0.2957in" svg:y="0.0535in" svg:width="0.6457in" svg:height="0.2709in" draw:z-index="51"><draw:text-box><text:p text:style-name="P12">Head</text:p></draw:text-box></draw:frame></text:p>
      <text:p text:style-name="P35"><draw:line text:anchor-type="char" draw:z-index="12" draw:style-name="gr1" draw:text-style-name="P47" svg:x1="0.3252in" svg:y1="0.0209in" svg:x2="0.0917in" svg:y2="0.0209in"><text:p/></draw:line><draw:line text:anchor-type="char" draw:z-index="22" draw:style-name="gr1" draw:text-style-name="P47" svg:x1="0.0917in" svg:y1="0.0291in" svg:x2="0.1028in" svg:y2="2.5201in"><text:p/></draw:line></text:p>
      <text:p text:style-name="P6"><draw:frame draw:style-name="fr2" draw:name="Frame10" text:anchor-type="char" svg:x="0.45in" svg:y="0.0028in" svg:width="0.6252in" svg:height="0.3665in" draw:z-index="15"><draw:text-box><text:p text:style-name="P2">…</text:p></draw:text-box></draw:frame></text:p>
      <text:p text:style-name="P8"/>
      <text:p text:style-name="P6"><draw:frame draw:style-name="fr1" draw:name="Frame11" text:anchor-type="char" svg:x="2.5874in" svg:y="0.0437in" svg:width="0.6791in" svg:height="0.2709in" draw:z-index="10"><draw:text-box><text:p text:style-name="P12">Subgoal</text:p></draw:text-box></draw:frame><draw:frame draw:style-name="fr1" draw:name="Frame13" text:anchor-type="char" svg:x="0.3146in" svg:y="-0.9437in" svg:width="0.6457in" svg:height="0.2709in" draw:z-index="18"><draw:text-box><text:p text:style-name="P12">Head</text:p></draw:text-box></draw:frame><draw:frame draw:style-name="fr1" draw:name="Frame14" text:anchor-type="char" svg:x="0.3146in" svg:y="0.048in" svg:width="0.6457in" svg:height="0.2709in" draw:z-index="19"><draw:text-box><text:p text:style-name="P12">Head</text:p></draw:text-box></draw:frame><draw:frame draw:style-name="fr1" draw:name="Frame12" text:anchor-type="char" svg:x="1.4173in" svg:y="0.048in" svg:width="0.7043in" svg:height="0.2709in" draw:z-index="26"><draw:text-box><text:p text:style-name="P12">Subgoal</text:p></draw:text-box></draw:frame><draw:frame draw:style-name="fr1" draw:name="Frame27" text:anchor-type="char" svg:x="3.9819in" svg:y="0.0654in" svg:width="0.6874in" svg:height="0.2709in" draw:z-index="30"><draw:text-box><text:p text:style-name="P12">Subgoal</text:p></draw:text-box></draw:frame></text:p>
      <text:p text:style-name="P8"/>
      <text:h text:style-name="P44" text:outline-level="6"><draw:frame draw:style-name="fr1" draw:name="Frame15" text:anchor-type="char" svg:x="0.3146in" svg:y="0.1035in" svg:width="0.6457in" svg:height="0.2709in" draw:z-index="20"><draw:text-box><text:p text:style-name="P12">Fact</text:p></draw:text-box></draw:frame> <text:s text:c="3"/></text:h>
      <text:p text:style-name="P6"/>
      <text:p text:style-name="P8"><text:s text:c="2"/><draw:frame draw:style-name="fr2" draw:name="Frame16" text:anchor-type="char" svg:x="0.4252in" svg:y="0.0528in" svg:width="0.6252in" svg:height="0.3701in" draw:z-index="11"><draw:text-box><text:p text:style-name="P2">…</text:p></draw:text-box></draw:frame></text:p>
      <text:p text:style-name="P6"/>
      <text:p text:style-name="P8"><draw:frame draw:style-name="fr1" draw:name="Frame17" text:anchor-type="char" svg:x="0.3146in" svg:y="0.1016in" svg:width="0.6457in" svg:height="0.2709in" draw:z-index="16"><draw:text-box><text:p text:style-name="P12">Fact</text:p></draw:text-box></draw:frame></text:p>
      <text:p text:style-name="P8"/>
      <text:p text:style-name="P6"/>
      <text:p text:style-name="P6"><draw:frame draw:style-name="fr3" draw:name="Frame19" text:anchor-type="char" svg:x="1.4835in" svg:y="0.1193in" svg:width="1.75in" svg:height="0.25in" draw:z-index="1"><draw:text-box><text:h text:style-name="P45" text:outline-level="1">Instantiated program clause</text:h><text:p text:style-name="Standard"/></draw:text-box></draw:frame><draw:frame draw:style-name="fr3" draw:name="Frame18" text:anchor-type="char" svg:x="-0.1165in" svg:y="0.0925in" svg:width="0.8752in" svg:height="0.25in" draw:z-index="24"><draw:text-box><text:h text:style-name="P45" text:outline-level="1">Unification</text:h></draw:text-box></draw:frame></text:p>
      <text:p text:style-name="P8"/>
      <text:p text:style-name="P8"><draw:custom-shape text:anchor-type="char" draw:z-index="5" draw:style-name="gr3" draw:text-style-name="P48" svg:width="5.1476in" svg:height="0.4732in" svg:x="0.1965in" svg:y="0.104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45" text:anchor-type="char" svg:x="1.0854in" svg:y="0.1547in" svg:width="0.3327in" svg:height="0.3882in" draw:z-index="59"><draw:text-box><text:p text:style-name="P2">:-</text:p><text:p text:style-name="P2"/></draw:text-box></draw:frame><draw:frame draw:style-name="fr2" draw:name="Frame41" text:anchor-type="char" svg:x="2.2583in" svg:y="0.1409in" svg:width="0.25in" svg:height="0.4075in" draw:z-index="54"><draw:text-box><text:p text:style-name="P2">,</text:p><text:p text:style-name="P2"/></draw:text-box></draw:frame><draw:frame draw:style-name="fr2" draw:name="Frame37" text:anchor-type="char" svg:x="3.311in" svg:y="0.1272in" svg:width="0.6252in" svg:height="0.4161in" draw:z-index="53"><draw:text-box><text:p text:style-name="P2"><text:s/>, <text:s text:c="3"/>...</text:p><text:p text:style-name="P2"/></draw:text-box></draw:frame></text:p>
      <text:p text:style-name="Text"><draw:frame draw:style-name="fr1" draw:name="Frame47" text:anchor-type="char" svg:x="0.4008in" svg:y="0.002in" svg:width="0.6457in" svg:height="0.2709in" draw:z-index="52"><draw:text-box><text:p text:style-name="P12">Head</text:p></draw:text-box></draw:frame><draw:frame draw:style-name="fr1" draw:name="Frame42" text:anchor-type="char" svg:x="2.5646in" svg:y="0.0146in" svg:width="0.6957in" svg:height="0.2709in" draw:z-index="55"><draw:text-box><text:p text:style-name="P12">Subgoal</text:p></draw:text-box></draw:frame><draw:frame draw:style-name="fr1" draw:name="Frame43" text:anchor-type="char" svg:x="1.4173in" svg:y="0.0063in" svg:width="0.7043in" svg:height="0.2709in" draw:z-index="56"><draw:text-box><text:p text:style-name="P12">Subgoal</text:p></draw:text-box></draw:frame><draw:frame draw:style-name="fr1" draw:name="Frame44" text:anchor-type="char" svg:x="3.9354in" svg:y="0.0354in" svg:width="0.6874in" svg:height="0.2709in" draw:z-index="57"><draw:text-box><text:p text:style-name="P12">Subgoal</text:p></draw:text-box></draw:frame><draw:line text:anchor-type="char" draw:z-index="23" draw:style-name="gr4" draw:text-style-name="P47" svg:x1="0.1028in" svg:y1="0.1138in" svg:x2="0.4008in" svg:y2="0.1138in"><text:p/></draw:line></text:p>
      <text:p text:style-name="P33"><draw:line text:anchor-type="char" draw:z-index="58" draw:style-name="gr4" draw:text-style-name="P47" svg:x1="2.7445in" svg:y1="0.1319in" svg:x2="2.7445in" svg:y2="0.5091in"><text:p/></draw:line><draw:line text:anchor-type="char" draw:z-index="6" draw:style-name="gr4" draw:text-style-name="P47" svg:x1="1.6173in" svg:y1="0.1236in" svg:x2="1.6173in" svg:y2="0.5008in"><text:p/></draw:line><draw:line text:anchor-type="char" draw:z-index="31" draw:style-name="gr4" draw:text-style-name="P47" svg:x1="4.1201in" svg:y1="0.1528in" svg:x2="4.1283in" svg:y2="0.5173in"><text:p/></draw:line><draw:line text:anchor-type="char" draw:z-index="21" draw:style-name="gr4" draw:text-style-name="P47" svg:x1="0in" svg:y1="0.0744in" svg:x2="0.411in" svg:y2="0.0752in"><text:p/></draw:line></text:p>
      <text:p text:style-name="P6"/>
      <text:p text:style-name="P43"><text:s text:c="2"/></text:p>
      <text:p text:style-name="P6"><draw:frame draw:style-name="fr3" draw:name="Frame24" text:anchor-type="char" svg:x="1.1752in" svg:y="0.0193in" svg:width="0.8752in" svg:height="0.3in" draw:z-index="13"><draw:text-box><text:p text:style-name="P13">New goal</text:p></draw:text-box></draw:frame><draw:frame draw:style-name="fr3" draw:name="Frame23" text:anchor-type="char" svg:x="2.3217in" svg:y="0.028in" svg:width="0.8752in" svg:height="0.3193in" draw:z-index="14"><draw:text-box><text:p text:style-name="P13">New goal</text:p></draw:text-box></draw:frame><draw:frame draw:style-name="fr3" draw:name="Frame30" text:anchor-type="char" svg:x="3.7075in" svg:y="0.0362in" svg:width="0.8752in" svg:height="0.3043in" draw:z-index="32"><draw:text-box><text:p text:style-name="P13">New goal</text:p></draw:text-box></draw:frame></text:p>
      <text:p text:style-name="P9"/>
      <text:p text:style-name="P14"/>
      <text:p text:style-name="P15"><text:tab/>Here <text:span text:style-name="T7">Goal</text:span> is the initial program goal, which is analogous to a query in database theory terms. The goal may contain variables that should be instantiated. In order to resolve the goal, the classical scheme, proposed by <text:span text:style-name="Citation"><text:span text:style-name="T1">J.A. </text:span></text:span>Robinson in his Resolution Principle in 1965 [1], suggests trying to <text:span text:style-name="T7">unify</text:span> the goal with a <text:span text:style-name="T7">head </text:span>of some <text:span text:style-name="T7">program clause</text:span>. Program clauses present the data and the logical environment of the designed algorithm. In database terms they are analogous to the defined data and its usage logic. What is important here, the unification of a goal with the head of a program <text:soft-page-break/>clause being instantiated is done in the entire clause, including its <text:span text:style-name="T7">subgoals</text:span>. In this way <text:span text:style-name="T18">new goals are created </text:span>to be similarly resolved. <text:span text:style-name="T7">Facts</text:span> are program clauses without subgoals. The main program goal is considered <text:span text:style-name="T8">resolved </text:span>if all the involved subgoals are resolved.</text:p>
      <text:p text:style-name="P15"><text:tab/>Let us note how this scheme is applied in Logic Programming, mainly in Prolog language and its variants. All <text:span text:style-name="T7">goals</text:span> and <text:span text:style-name="T7">subgoals</text:span> typically correspond to the previously defined <text:span text:style-name="T7">predicates </text:span>of a specific first order predicate calculus (FOPC), which needs to be carefully designed. <text:span text:style-name="T8">This is a very expensive scheme</text:span>. Design of logical predicates is not simpler than the design of procedures and functions of a project in traditional programming. Attempts to create machine reasoning systems<text:span text:style-name="T8"> </text:span>in 1970-2000 and later contain numerous examples of such logical predicates; see, e.g., [2]. </text:p>
      <text:p text:style-name="P15"/>
      <text:p text:style-name="P15"><text:tab/>Now, in paper [3] we suggest an alternative scheme, where instead of FOPC predicates, unrestricted texts, which may contain some variable symbols, are applied. This leads to the first observation of the present paper: <text:span text:style-name="T7">uninventing a logical predicate</text:span><text:span text:style-name="T18">, in the following sense. Rather than entirely disclaiming the usage of logical predicates we find an industrial case where they are overused, possibly leading the development of a large and expensive system to an absurd. </text:span></text:p>
      <text:p text:style-name="P16"><text:tab/>Here we preserve the main goal of a logic programming system: <text:span text:style-name="T8">do first order inference and find logical consequences of the main goal.</text:span> However, we avoid the concept of a logical predicate. Furthermore, the unrestricted texts, which are applied instead of the logical predicates (we call them <text:span text:style-name="T9">samples</text:span>), can be restricted for presenting logical predicates in a text form. So, in this way we generalize the concept of a logical predicate. </text:p>
      <text:p text:style-name="P16"><text:tab/>We can extract <text:span text:style-name="T8">samples</text:span> from unrestricted natural sources such as natural language texts or biological sentences. <text:span text:style-name="T8">Unification</text:span> is, actually, matching, or alignment, of <text:span text:style-name="T8">samples</text:span> that have possible similarities. Remind that <text:span text:style-name="T8">samples</text:span> may contain variable symbols to be instantiated in this alignment.</text:p>
      <text:p text:style-name="P16"/>
      <text:p text:style-name="P16"/>
      <text:p text:style-name="P26">2. Uninventing a Computer Operator</text:p>
      <text:p text:style-name="P16"/>
      <text:p text:style-name="P16">In paper [4] we further develop the usage of <text:span text:style-name="T8">samples</text:span> into a general definition of algorithm. S<text:span text:style-name="T8">amples</text:span> are considered as unrestricted strings of symbols in some alphabet and may include special symbols for designating variables. We define <text:span text:style-name="T8">unification</text:span>, <text:span text:style-name="T8">generalization</text:span> and <text:span text:style-name="T8">composition</text:span> of <text:span text:style-name="T8">samples </text:span>in detail and prove that any algorithm, in the Turing-completeness sense, can be composed of <text:span text:style-name="T8">samples</text:span>. This leads to the following reformulation of Church-Turing thesis: </text:p>
      <text:p text:style-name="P21"><text:tab/></text:p>
      <text:p text:style-name="P16"><text:span text:style-name="T20">THESIS 1: </text:span><text:span text:style-name="T19">Every effective computation can be carried out using </text:span><text:span text:style-name="T8">samples</text:span><text:span text:style-name="T19"> and some universal set of rules for combining such </text:span><text:span text:style-name="T8">samples</text:span><text:span text:style-name="T19">. </text:span></text:p>
      <text:p text:style-name="P21"><text:s/></text:p>
      <text:p text:style-name="P21"><text:tab/>The universal set of rules can be fixed once forever. It may be implemented in any way, involving computer operators of any programming language. In [4] this set of rules is described in detail. We claim that this is enough for building any other algorithm using <text:span text:style-name="T8">samples </text:span>only. </text:p>
      <text:p text:style-name="P21"><text:tab/>Now, <text:span text:style-name="T8">samples</text:span> can be produced from various text data examples using the method of alignment, described in [4], which we call <text:span text:style-name="T8">data generalization</text:span>. This leads us to the following surprising reformulation of the thesis:</text:p>
      <text:p text:style-name="P16"/>
      <text:p text:style-name="P36"><text:span text:style-name="T7">THESIS 2:</text:span> Every possible computation can be carried out by alignment and matching of some data examples. </text:p>
      <text:p text:style-name="P40"/>
      <text:p text:style-name="P16"><text:tab/>This is essentially an uninventing of a computer operator in its traditional sense. Just like in the Logic Programming example above, we do not entirely disclaim the usage of a computer operator. We only find a way to do without it, extracting all the necessary computation behavior immediately from data. </text:p>
      <text:p text:style-name="P16"/>
      <text:p text:style-name="P26"/>
      <text:p text:style-name="P26"><text:soft-page-break/>3. Uninventing Other Mechanisms</text:p>
      <text:p text:style-name="P16"/>
      <text:p text:style-name="P16">Again, by <text:span text:style-name="T8">uninventing</text:span> we mean finding a way to do without the mechanism in question rather than entirely disclaim the usage of this mechanism. We call this <text:span text:style-name="T8">uninvention case</text:span>, meaning a situation, which is prone to overusing some artificial construction. Our examples so far describe the overuse of some artificial constructions that are popular in math logic and computer science. </text:p>
      <text:p text:style-name="P16"><text:tab/>Papers [3] and [4] provide examples of avoiding additional formal constructions. One of them is a formal grammar: </text:p>
      <text:p text:style-name="P16"><text:span text:style-name="T8"><text:tab/></text:span><text:span text:style-name="T9">Uninventing a Formal Grammar</text:span><text:span text:style-name="T8">. </text:span><text:span text:style-name="T19">We designed a natural language question-answering system based on </text:span><text:span text:style-name="T8">samples</text:span><text:span text:style-name="T19"> that are</text:span><text:span text:style-name="T8"> </text:span><text:span text:style-name="T19">extracted immediately from examples of natural language phrases. Here we explicitly avoid formal grammars. </text:span></text:p>
      <text:p text:style-name="P21"><text:tab/>The following scheme depicts this approach and its advantages:</text:p>
      <text:p text:style-name="P30"/>
      <text:p text:style-name="P30"/>
      <text:p text:style-name="P37"><draw:frame draw:style-name="fr4" draw:name="Frame33" text:anchor-type="paragraph" svg:x="4.2929in" svg:y="0.0646in" svg:width="1.5382in" draw:z-index="38"><draw:text-box fo:min-height="0.3528in"><text:p text:style-name="P41"><text:s text:c="2"/><text:span text:style-name="T18">Formal</text:span></text:p><text:p text:style-name="P42"><text:s text:c="2"/>representation</text:p><text:p text:style-name="P42"><text:s text:c="2"/>of the query</text:p></draw:text-box></draw:frame><draw:frame draw:style-name="fr4" draw:name="Frame31" text:anchor-type="paragraph" svg:x="2.2791in" svg:y="0.0917in" svg:width="1.5382in" draw:z-index="34"><draw:text-box fo:min-height="0.3528in"><text:p text:style-name="P41"><text:s text:c="2"/><text:span text:style-name="T18">Parsing</text:span></text:p></draw:text-box></draw:frame><draw:frame draw:style-name="fr5" draw:name="Frame28" text:anchor-type="paragraph" svg:x="0.2736in" svg:y="0.111in" svg:width="1.5382in" draw:z-index="33"><draw:text-box fo:min-height="0.3528in"><text:p text:style-name="P41"><text:s text:c="2"/><text:span text:style-name="T18">NL query</text:span></text:p></draw:text-box></draw:frame> <text:s text:c="24"/></text:p>
      <text:p text:style-name="P37"><draw:line text:anchor-type="char" draw:z-index="37" draw:style-name="gr6" draw:text-style-name="P50" svg:x1="1.811in" svg:y1="0.135in" svg:x2="2.2795in" svg:y2="0.1343in"><text:p/></draw:line><draw:line text:anchor-type="char" draw:z-index="43" draw:style-name="gr8" draw:text-style-name="P50" svg:x1="3.8248in" svg:y1="0.1559in" svg:x2="4.2933in" svg:y2="0.1551in"><text:p/></draw:line> <text:s text:c="7"/></text:p>
      <text:p text:style-name="P38"><text:s text:c="2"/><draw:line text:anchor-type="char" draw:z-index="36" draw:style-name="gr5" draw:text-style-name="P47" svg:x1="0.9252in" svg:y1="0.0799in" svg:x2="0.9252in" svg:y2="0.4764in"><text:p/></draw:line></text:p>
      <text:p text:style-name="P37"><draw:line text:anchor-type="char" draw:z-index="45" draw:style-name="gr9" draw:text-style-name="P47" svg:x1="1.5646in" svg:y1="0.0689in" svg:x2="4.2929in" svg:y2="0.0618in"><text:p/></draw:line><draw:line text:anchor-type="char" draw:z-index="46" draw:style-name="gr10" draw:text-style-name="P50" svg:x1="1.5646in" svg:y1="0.0618in" svg:x2="1.5646in" svg:y2="0.2846in"><text:p/></draw:line> <text:s text:c="23"/>1</text:p>
      <text:p text:style-name="P37"><draw:frame draw:style-name="fr5" draw:name="Frame32" text:anchor-type="paragraph" svg:x="0.2736in" svg:y="0.0929in" svg:width="1.5382in" draw:z-index="35"><draw:text-box fo:min-height="0.9598in"><text:p text:style-name="P41"><text:s text:c="2"/><text:span text:style-name="T18">Inference Engine,</text:span></text:p><text:p text:style-name="P42"><text:s text:c="2"/>Ontology,</text:p><text:p text:style-name="P42"><text:s text:c="2"/>Formal Model</text:p></draw:text-box></draw:frame></text:p>
      <text:p text:style-name="P37"><draw:frame draw:style-name="fr4" draw:name="Frame35" text:anchor-type="paragraph" svg:x="3.4272in" svg:y="0.1909in" svg:width="2.3925in" draw:z-index="41"><draw:text-box fo:min-height="0.3528in"><text:p text:style-name="P41"><text:s text:c="2"/><text:span text:style-name="T18">Formal Response</text:span></text:p></draw:text-box></draw:frame></text:p>
      <text:p text:style-name="P37"/>
      <text:p text:style-name="P37"><draw:line text:anchor-type="char" draw:z-index="44" draw:style-name="gr8" draw:text-style-name="P50" svg:x1="1.811in" svg:y1="0in" svg:x2="3.4272in" svg:y2="0.0102in"><text:p/></draw:line><draw:line text:anchor-type="char" draw:z-index="47" draw:style-name="gr8" draw:text-style-name="P50" svg:x1="5.0126in" svg:y1="0.1598in" svg:x2="5.0228in" svg:y2="0.4646in"><text:p/></draw:line></text:p>
      <text:p text:style-name="P37"/>
      <text:p text:style-name="P37"><draw:frame draw:style-name="fr4" draw:name="Frame36" text:anchor-type="paragraph" svg:x="4.2811in" svg:y="0.0811in" svg:width="1.5382in" draw:z-index="42"><draw:text-box fo:min-height="0.5972in"><text:p text:style-name="P42"><text:s text:c="2"/>NL Phrase</text:p><text:p text:style-name="P42"><text:s text:c="2"/>Generation</text:p></draw:text-box></draw:frame><draw:line text:anchor-type="char" draw:z-index="40" draw:style-name="gr7" draw:text-style-name="P47" svg:x1="0.9134in" svg:y1="0.0937in" svg:x2="0.9134in" svg:y2="0.5701in"><text:p/></draw:line></text:p>
      <text:p text:style-name="P37"><text:s text:c="24"/>2<draw:line text:anchor-type="char" draw:z-index="48" draw:style-name="gr9" draw:text-style-name="P47" svg:x1="2.4709in" svg:y1="0.0618in" svg:x2="4.2929in" svg:y2="0.0618in"><text:p/></draw:line><draw:line text:anchor-type="char" draw:z-index="49" draw:style-name="gr8" draw:text-style-name="P50" svg:x1="2.4709in" svg:y1="0.0618in" svg:x2="2.4811in" svg:y2="0.3665in"><text:p/></draw:line></text:p>
      <text:p text:style-name="P37"><draw:frame draw:style-name="fr5" draw:name="Frame34" text:anchor-type="paragraph" svg:x="0.2736in" svg:y="0.1866in" svg:width="2.8957in" draw:z-index="39"><draw:text-box fo:min-height="0.3528in"><text:p text:style-name="P41"><text:s/><text:span text:style-name="T18"><text:s/>NL Response</text:span></text:p></draw:text-box></draw:frame></text:p>
      <text:p text:style-name="P37"/>
      <text:p text:style-name="P37"/>
      <text:p text:style-name="P37"/>
      <text:p text:style-name="P37"/>
      <text:p text:style-name="P39"><text:span text:style-name="T21">Here is the legend of this scheme. Our implementation path, which is marked by continuous black arrows 1 and 2, assumes using only </text:span><text:span text:style-name="T10">samples </text:span><text:span text:style-name="T21">of data and their matching. Everything, including inference engine, ontology, first order logic reasoning, phrase analysis and synthesis, and even the formal logic of the modeled world, is implemented using </text:span><text:span text:style-name="T10">matching samples </text:span><text:span text:style-name="T21">only. </text:span></text:p>
      <text:p text:style-name="P39"><text:span text:style-name="T21"><text:tab/>The traditional implementation path, marked in the scheme by gray boxes and dashed arrows, would assume the </text:span><text:span text:style-name="T18">application of formal grammars and lead to the need to design predicates, grammars, a formal FOPC semantic model, and to implement a parser, a formal logic reasoning engine, and a NL phrase generator. This path is much more complex and expensive than our purely data-driven path. Details are provided in [3] and [4].</text:span></text:p>
      <text:p text:style-name="P21"/>
      <text:p text:style-name="P21"><text:tab/>Proceeding in this way of defining <text:span text:style-name="T8">uninventions</text:span>, we can study many other existing and prospective <text:span text:style-name="T8">uninvention cases</text:span>. Below are some examples not related to our previous research.</text:p>
      <text:p text:style-name="P20"><text:tab/><text:span text:style-name="T7">Uninventing Vector Space Geometry</text:span>. <text:span text:style-name="T19">Pattern recognition and object classification methods, developed in the last decades, are characterized by a heavy usage of vector space geometry (SVM, clustering methods, dimensionality reduction, kernel methods etc). Today, Convolution Neural Network methods, based on a much simpler math model, successfully replace this in many applications.</text:span></text:p>
      <text:p text:style-name="P20"><text:tab/><text:span text:style-name="T7">Uninventing Physical Laws.</text:span> <text:span text:style-name="T19">Attempts are made [6] to replace formal representation of physical laws, which are applied for predicting the behavior of the Universe, by a neural network trained on the observational data. Furthermore, the entire universe on its most fundamental level is considered as a neural network. </text:span></text:p>
      <text:p text:style-name="P16"><text:span text:style-name="T8"><text:tab/></text:span><text:span text:style-name="T9">Uinventing the Wheel</text:span><text:span text:style-name="T8">.</text:span> Using modern technology, we can build a vehicle that does not need <text:soft-page-break/>a smooth road and can move using multiple flexible legs, which dynamically analyze the terrain structure and apply it for motion and for dynamic support. In many specific situations this can be used for preserving the natural terrain environment. </text:p>
      <text:p text:style-name="P16"/>
      <text:p text:style-name="P15"><text:span text:style-name="T18"><text:tab/>The question, raised here, is how many </text:span><text:span text:style-name="T10">uninvention cases</text:span><text:span text:style-name="T18"> exist around us. Our hypothesis is that t</text:span>he more popular a formalism, mechanism or invention, the larger is the probability that there exists its <text:span text:style-name="T8">uninvention case</text:span>. </text:p>
      <text:p text:style-name="P15"/>
      <text:p text:style-name="P15"/>
      <text:p text:style-name="P26">4. Uninvention Cases Recapitulated</text:p>
      <text:p text:style-name="P4"/>
      <text:p text:style-name="P16"><text:span text:style-name="T8">Uninvention case </text:span>is a situation where some sub-mechanism <text:span text:style-name="T7">A (</text:span>typically quite popular) of some another mechanism <text:span text:style-name="T7">B</text:span> can be simplified, generalized, or even entirely replaced with some another mechanism <text:span text:style-name="T7">A',</text:span> without compromising its function in the mechanism <text:span text:style-name="T7">B</text:span>. Here we intentionally apply the term <text:span text:style-name="T11">mechanism </text:span>instead of the term <text:span text:style-name="T8">formalism</text:span>, hinting that other kind of devices, such as mechanical devices or processes, can be analyzed in the same fashion.</text:p>
      <text:p text:style-name="P16"><text:tab/>We described <text:span text:style-name="T8">uninvention cases</text:span> that provide new insights related to the cost, applicability, and further development of the whole mechanism <text:span text:style-name="T7">B</text:span>. We may consider <text:span text:style-name="T8">uninventing</text:span> as a means to replace too artificial mechanisms by nature-inspired ones. Indeed, replacing FOPC predicates by <text:span text:style-name="T8">samples </text:span>of NL phrases, as we did in Section 1, demonstrates the possibility to extract the reasoning patterns immediately from natural texts.</text:p>
      <text:p text:style-name="P4"/>
      <text:p text:style-name="P4"/>
      <text:p text:style-name="P26">5. Discussion: Minimization of a Priori Knowledge Applied in Reasoning Systems</text:p>
      <text:p text:style-name="P28"/>
      <text:p text:style-name="P15">Research, presented here, is related to a minimization of a-priori knowledge, applied in reasoning systems. This framework is characterized by the following paradox, which is visible in some inductive reasoning systems: </text:p>
      <text:p text:style-name="P23"/>
      <text:p text:style-name="P22"><text:span text:style-name="T7">PARADOX:</text:span><text:tab/>The less formal knowledge we apply, the more powerful reasoning we can extract immediately from observational data.</text:p>
      <text:p text:style-name="P15"><text:tab/></text:p>
      <text:p text:style-name="P15"><text:tab/>Informally, this means that when we involve less initial formal knowledge into our inference, our treatment of data is less biased and can lead to a wider spectrum of generalizations. For the case of symbolic logic we came to an <text:span text:style-name="T8">asymptotic limit</text:span> of such minimization, which is called First Order String Calculus (FOSC) [4], as opposed to First Order Predicate Calculus (FOPC), and to the concept of Generalization Universe, which contains all possible generalizations of a set of symbolic data in form of <text:span text:style-name="T8">samples</text:span> (see [4], p.104, Definition 2.5). </text:p>
      <text:p text:style-name="P15"><text:tab/>This framework provides an unexpected way to handle biological sequences that we cannot understand today, to build natural language processing applications from examples without the concept of a formal grammar, to decipher unknown codes, and to extract formal theories and algorithms immediately from unrestricted text data in the fashion of <text:span text:style-name="T8">inductive logic programming</text:span>, but without the expensive need to invent logical predicates. </text:p>
      <text:p text:style-name="P15"><text:tab/>In a way, this is a formal framework for modeling human intuition. This minimization also provides a special treatment of the Church-Turing thesis, where only data-driven calculations are applied.</text:p>
      <text:p text:style-name="P15"><text:tab/>This framework can be expanded for non-text data. In the past we did such minimization for extracting astronomical equations immediately from observational data [5]. </text:p>
      <text:p text:style-name="P15"/>
      <text:p text:style-name="P4"/>
      <text:p text:style-name="P4"><text:soft-page-break/></text:p>
      <text:p text:style-name="P4"/>
      <text:p text:style-name="P4"/>
      <text:p text:style-name="P4"/>
      <text:p text:style-name="P4"/>
      <text:p text:style-name="P27">6. Conclusion</text:p>
      <text:p text:style-name="P15"/>
      <text:p text:style-name="P15">We analyzed situations where some artificial mechanism, or process, which typically is quite popular, is applied without careful justification in another mechanism or process. We call such a situation <text:span text:style-name="T8">an uninvention case</text:span><text:span text:style-name="T19">, meaning that said mechanism is overused and needs to be replaced.</text:span></text:p>
      <text:p text:style-name="P15"><text:span text:style-name="T19"><text:tab/>Analysis of </text:span><text:span text:style-name="T8">uninvention cases</text:span><text:span text:style-name="T19"> may lead to new insights related to the involved technologies. <text:s/>Most </text:span><text:span text:style-name="T8">uninventon cases,</text:span><text:span text:style-name="T19"> which we analyzed, can be resolved either by a generalization of the mechanism in question or by replacing it with some nature-inspired mechanism or technique. </text:span></text:p>
      <text:p text:style-name="P15"><text:span text:style-name="T19"><text:tab/>In a way, artificial mechanisms contradict, or even challenge, nature. We analyze examples, where nature-inspired techniques may successfully replace such mechanisms and provide new insights about the whole process or device. This is an additional reason why we call such situations </text:span><text:span text:style-name="T8">uninvention cases</text:span><text:span text:style-name="T19">.</text:span></text:p>
      <text:p text:style-name="P15"><text:span text:style-name="T19"><text:tab/>Investigation of </text:span><text:span text:style-name="T8">uninvention cases</text:span><text:span text:style-name="T19"> in various science or technology fields may reveal overuse of artificial mechanisms and help better understand the limitations of existing technologies.</text:span></text:p>
      <text:p text:style-name="P15"/>
      <text:p text:style-name="P15"/>
      <text:p text:style-name="P27">References</text:p>
      <text:p text:style-name="P15"/>
      <text:p text:style-name="P15"><text:span text:style-name="T13"><text:tab/>[1] </text:span><text:span text:style-name="Citation"><text:span text:style-name="T1">Robinson J. A. A Machine-Oriented Logic Based on the Resolution Principle. </text:span></text:span><text:span text:style-name="Citation"><text:span text:style-name="T4">J. Assoc. Comput. Mach.</text:span></text:span><text:span text:style-name="Citation"><text:span text:style-name="T1"> </text:span></text:span><text:span text:style-name="Citation"><text:span text:style-name="T3">12</text:span></text:span><text:span text:style-name="Citation"><text:span text:style-name="T1">, 23-41, 1965.</text:span></text:span></text:p>
      <text:p text:style-name="P15"><text:span text:style-name="Citation"><text:span text:style-name="T2"><text:tab/></text:span></text:span><text:span text:style-name="T14">[2] </text:span><text:span text:style-name="T15">Lenat, D.B. </text:span><text:span text:style-name="T14">CYC: A Large-Scale Investment in Knowledge Infrastructure. </text:span></text:p>
      <text:p text:style-name="P17">Communications of the ACM 38(11), December 1998, DOI:10.1145/219717.219745.</text:p>
      <text:p text:style-name="P15"><text:tab/>[3] Gleibman, A.H., Knowledge Representation via Verbal Description Generalization:</text:p>
      <text:p text:style-name="P15">Alternative Programming in Sampletalk Language. In: Workshop on Inference for Textual Question Answering, July 9, 2005 – Pittsburgh, Pennsylvania, pp. 59–68, AAAI 2005 - the Twentieth National Conference on Artificial Intelligence,</text:p>
      <text:p text:style-name="P15"><text:a xlink:type="simple" xlink:href="https://www.aaai.org/Library/Workshops/2005/ws05-05-010.php" text:style-name="Internet_20_link" text:visited-style-name="Visited_20_Internet_20_Link">https://www.aaai.org/Library/Workshops/2005/ws05-05-010.php</text:a> </text:p>
      <text:p text:style-name="P15"><text:tab/>[4] Gleibman, A.H., Intelligent Processing of an Unrestricted Text in First Order String Calculus, M.L. Gavrilova et al. (Eds.): Trans. On Comput. Sci. V, LNCS 5540, pp. 99–127, 2009. © Springer-Verlag Berlin Heidelberg 2009,</text:p>
      <text:p text:style-name="P15"><text:a xlink:type="simple" xlink:href="https://link.springer.com/chapter/10.1007/978-3-642-02097-1_6" text:style-name="Internet_20_link" text:visited-style-name="Visited_20_Internet_20_Link">https://link.springer.com/chapter/10.1007/978-3-642-02097-1_6</text:a> </text:p>
      <text:p text:style-name="P15"><text:s text:c="2"/><text:tab/>[5] Gleibman, A.H., Reasoning About Equations: Towards Physical Discovery. The Issue of the Institute of Theoretical Astronomy of the Russian Academy of Sciences No.18, 1992, 37 pp. In <text:span text:style-name="T12">Russian, </text:span><text:a xlink:type="simple" xlink:href="http://www.biblus.ru/Default.aspx?book=7b36s38i8" text:style-name="Internet_20_link" text:visited-style-name="Visited_20_Internet_20_Link">http://www.biblus.ru/Default.aspx?book=7b36s38i8</text:a>.<text:span text:style-name="T16"> <text:s/></text:span></text:p>
      <text:p text:style-name="P15"><text:span text:style-name="T17"><text:tab/>[6] Vitaly Vanchurin. </text:span><text:span text:style-name="T6">The world as a neural network, </text:span><text:a xlink:type="simple" xlink:href="https://arxiv.org/abs/2008.01540" text:style-name="Internet_20_link" text:visited-style-name="Visited_20_Internet_20_Link">https://arxiv.org/abs/2008.01540</text:a><text:span text:style-name="T6">. </text:span></text:p>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1" svg:font-family="'Times New Roman'"/>
    <style:font-face style:name="Andale Sans UI1" svg:font-family="'Andale Sans UI'" style:font-family-generic="roman" style:font-pitch="variable"/>
    <style:font-face style:name="Dutch" svg:font-family="Dutch, 'Times New Roman'" style:font-family-generic="roman" style:font-pitch="variable"/>
    <style:font-face style:name="Tahoma1"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Text" style:family="paragraph" style:parent-style-name="Standard" style:class="extra">
      <style:paragraph-properties fo:line-height="0.1528in" fo:text-align="justify" style:justify-single-word="false">
        <style:tab-stops>
          <style:tab-stop style:position="0.139in"/>
        </style:tab-stops>
      </style:paragraph-properties>
      <style:text-properties style:font-name="Times" fo:font-size="10pt" style:font-size-asian="10pt" style:font-name-complex="Tim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ext-autospace="none">
        <style:tab-stops>
          <style:tab-stop style:position="3in" style:type="center"/>
          <style:tab-stop style:position="6in" style:type="right"/>
        </style:tab-stops>
      </style:paragraph-properties>
      <style:text-properties style:font-name="Dutch" fo:font-size="11pt" style:font-size-asian="11pt" style:font-name-complex="Dutch" style:font-size-complex="11pt"/>
    </style:style>
    <style:style style:name="Heading_20_6" style:display-name="Heading 6" style:family="paragraph" style:parent-style-name="Standard" style:next-style-name="Standard" style:default-outline-level="6" style:class="text">
      <style:paragraph-properties fo:keep-with-next="always"/>
      <style:text-properties style:font-name="Times New Roman" fo:font-size="11pt" fo:font-style="italic" style:font-size-asian="11pt" style:font-style-asian="italic" style:font-name-complex="Times New Roman" style:font-size-complex="11pt" style:font-style-complex="italic"/>
    </style:style>
    <style:style style:name="Heading_20_1" style:display-name="Heading 1" style:family="paragraph" style:parent-style-name="Standard" style:next-style-name="Standard" style:default-outline-level="1" style:class="text">
      <style:paragraph-properties fo:keep-with-next="always"/>
      <style:text-properties style:font-name="Times New Roman" fo:font-size="9pt" fo:font-style="italic" style:font-size-asian="9pt" style:font-style-asian="italic" style:font-name-complex="Times New Roman" style:language-complex="ar" style:country-complex="SA" style:font-style-complex="italic"/>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51M7S</meta:editing-duration>
    <meta:editing-cycles>282</meta:editing-cycles>
    <meta:generator>OpenOffice/4.1.11$Win32 OpenOffice.org_project/4111m1$Build-9808</meta:generator>
    <dc:date>2022-05-14T12:19:52.26</dc:date>
    <dc:creator>AG </dc:creator>
    <meta:document-statistic meta:table-count="0" meta:image-count="0" meta:object-count="0" meta:page-count="5" meta:paragraph-count="121" meta:word-count="1974" meta:character-count="13223"/>
    <meta:user-defined meta:name="Info 1"/>
    <meta:user-defined meta:name="Info 2"/>
    <meta:user-defined meta:name="Info 3"/>
    <meta:user-defined meta:name="Info 4"/>
  </office:meta>
</office:document-meta>
</file>